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b0c4de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b0c4de" draw:opacity="70%"/>
    </style:style>
    <style:style style:name="gr9" style:family="graphic" style:parent-style-name="standard">
      <style:graphic-properties draw:stroke="solid" svg:stroke-width="0.035cm" svg:stroke-color="#000000" svg:stroke-opacity="7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5.8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7.934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draw:stroke="dash" draw:stroke-dash="Fine_20_Dotted" svg:stroke-width="0.106cm" svg:stroke-color="#000000" draw:marker-start-width="0.357cm" draw:marker-end-width="0.357cm" draw:fill="solid" draw:textarea-horizontal-align="center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026cm" fo:min-width="9.1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1.0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1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.99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34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5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0c4de" draw:opacity="70%"/>
    </style:style>
    <style:style style:name="P3" style:family="paragraph">
      <loext:graphic-properties draw:fill="solid" draw:fill-color="#4682b4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2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3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4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8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9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6pt" style:font-size-asian="46pt" style:font-name-complex="TimesNewRoman1" style:font-size-complex="46pt"/>
    </style:style>
    <style:style style:name="T4" style:family="text">
      <style:text-properties fo:color="#000000" style:font-name="TimesNewRoman1" fo:font-size="45pt" fo:font-style="normal" style:text-underline-style="none" style:font-size-asian="45pt" style:font-style-asian="normal" style:font-name-complex="TimesNewRoman1" style:font-size-complex="45pt" style:font-style-complex="normal"/>
    </style:style>
    <style:style style:name="T5" style:family="text">
      <style:text-properties fo:color="#000000" style:font-name="TimesNewRoman1" fo:font-size="45pt" fo:font-style="normal" style:font-size-asian="45pt" style:font-style-asian="normal" style:font-name-complex="TimesNewRoman1" style:font-size-complex="45pt" style:font-style-complex="normal"/>
    </style:style>
    <style:style style:name="T6" style:family="text">
      <style:text-properties fo:color="#000000" style:font-name="TimesNewRoman1" fo:font-size="36pt" fo:font-style="normal" style:font-size-asian="36pt" style:font-style-asian="normal" style:font-name-complex="TimesNewRoman1" style:font-size-complex="36pt" style:font-style-complex="normal"/>
    </style:style>
    <style:style style:name="T7" style:family="text">
      <style:text-properties fo:color="#000000" style:font-name="TimesNewRoman1" fo:font-size="44pt" fo:font-style="normal" style:font-size-asian="44pt" style:font-style-asian="normal" style:font-name-complex="TimesNewRoman1" style:font-size-complex="44pt" style:font-style-complex="normal"/>
    </style:style>
    <style:style style:name="T8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style:style style:name="T9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10" style:family="text">
      <style:text-properties fo:color="#000000" style:font-name="NimbusRoman1" fo:font-size="40pt" fo:font-style="normal" style:font-size-asian="40pt" style:font-style-asian="normal" style:font-name-complex="NimbusRoman1" style:font-size-complex="40pt" style:font-style-complex="normal"/>
    </style:style>
    <style:style style:name="T11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2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3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4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5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882cm" svg:y="6.68cm" svg:viewBox="0 0 13695 17603" draw:points="0,17603 13695,17603 13695,0 0,0">
          <text:p/>
        </draw:polygon>
        <draw:polygon draw:style-name="gr2" draw:text-style-name="P2" draw:layer="layout" svg:width="0.049cm" svg:height="1.333cm" svg:x="25.882cm" svg:y="22.149cm" svg:viewBox="0 0 50 1334" draw:points="0,1334 50,1334 50,0 0,0">
          <text:p/>
        </draw:polygon>
        <draw:polygon draw:style-name="gr2" draw:text-style-name="P2" draw:layer="layout" svg:width="2.93cm" svg:height="1.333cm" svg:x="25.882cm" svg:y="18.815cm" svg:viewBox="0 0 2931 1334" draw:points="0,1334 2931,1334 2931,0 0,0">
          <text:p/>
        </draw:polygon>
        <draw:polygon draw:style-name="gr2" draw:text-style-name="P2" draw:layer="layout" svg:width="2.276cm" svg:height="1.334cm" svg:x="25.882cm" svg:y="15.481cm" svg:viewBox="0 0 2277 1335" draw:points="0,1335 2277,1335 2277,0 0,0">
          <text:p/>
        </draw:polygon>
        <draw:polygon draw:style-name="gr2" draw:text-style-name="P2" draw:layer="layout" svg:width="3.227cm" svg:height="1.334cm" svg:x="25.882cm" svg:y="12.147cm" svg:viewBox="0 0 3228 1335" draw:points="0,1335 3228,1335 3228,0 0,0">
          <text:p/>
        </draw:polygon>
        <draw:polygon draw:style-name="gr2" draw:text-style-name="P2" draw:layer="layout" svg:width="5.542cm" svg:height="1.333cm" svg:x="25.882cm" svg:y="8.814cm" svg:viewBox="0 0 5543 1334" draw:points="0,1334 5543,1334 5543,0 0,0">
          <text:p/>
        </draw:polygon>
        <draw:polygon draw:style-name="gr3" draw:text-style-name="P3" draw:layer="layout" svg:width="0.066cm" svg:height="1.334cm" svg:x="25.882cm" svg:y="20.815cm" svg:viewBox="0 0 67 1335" draw:points="0,1335 67,1335 67,0 0,0">
          <text:p/>
        </draw:polygon>
        <draw:polygon draw:style-name="gr3" draw:text-style-name="P3" draw:layer="layout" svg:width="3.031cm" svg:height="1.334cm" svg:x="25.882cm" svg:y="17.481cm" svg:viewBox="0 0 3032 1335" draw:points="0,1335 3032,1335 3032,0 0,0">
          <text:p/>
        </draw:polygon>
        <draw:polygon draw:style-name="gr3" draw:text-style-name="P3" draw:layer="layout" svg:width="2.979cm" svg:height="1.333cm" svg:x="25.882cm" svg:y="14.148cm" svg:viewBox="0 0 2980 1334" draw:points="0,1334 2980,1334 2980,0 0,0">
          <text:p/>
        </draw:polygon>
        <draw:polygon draw:style-name="gr3" draw:text-style-name="P3" draw:layer="layout" svg:width="3.2cm" svg:height="1.333cm" svg:x="25.882cm" svg:y="10.814cm" svg:viewBox="0 0 3201 1334" draw:points="0,1334 3201,1334 3201,0 0,0">
          <text:p/>
        </draw:polygon>
        <draw:polygon draw:style-name="gr3" draw:text-style-name="P3" draw:layer="layout" svg:width="7.464cm" svg:height="1.334cm" svg:x="25.882cm" svg:y="7.48cm" svg:viewBox="0 0 7465 1335" draw:points="0,1335 7465,1335 7465,0 0,0">
          <text:p/>
        </draw:polygon>
        <draw:polygon draw:style-name="gr4" draw:text-style-name="P4" draw:layer="layout" svg:width="0cm" svg:height="0.123cm" svg:x="25.882cm" svg:y="24.282cm" svg:viewBox="0 0 0 124" draw:points="0,0 0,124">
          <text:p/>
        </draw:polygon>
        <draw:line draw:style-name="gr5" draw:text-style-name="P5" draw:layer="layout" svg:x1="25.882cm" svg:y1="24.282cm" svg:x2="25.882cm" svg:y2="24.406cm">
          <text:p/>
        </draw:line>
        <draw:polygon draw:style-name="gr4" draw:text-style-name="P4" draw:layer="layout" svg:width="0cm" svg:height="0.123cm" svg:x="29.305cm" svg:y="24.282cm" svg:viewBox="0 0 0 124" draw:points="0,0 0,124">
          <text:p/>
        </draw:polygon>
        <draw:line draw:style-name="gr5" draw:text-style-name="P5" draw:layer="layout" svg:x1="29.305cm" svg:y1="24.282cm" svg:x2="29.305cm" svg:y2="24.406cm">
          <text:p/>
        </draw:line>
        <draw:frame draw:style-name="gr6" draw:text-style-name="P7" draw:layer="layout" svg:width="2.474cm" svg:height="1.563cm" svg:x="24.648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2.729cm" svg:y="24.282cm" svg:viewBox="0 0 0 124" draw:points="0,0 0,124">
          <text:p/>
        </draw:polygon>
        <draw:line draw:style-name="gr5" draw:text-style-name="P5" draw:layer="layout" svg:x1="32.729cm" svg:y1="24.282cm" svg:x2="32.729cm" svg:y2="24.406cm">
          <text:p/>
        </draw:line>
        <draw:frame draw:style-name="gr6" draw:text-style-name="P7" draw:layer="layout" svg:width="2.474cm" svg:height="1.563cm" svg:x="28.071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36.152cm" svg:y="24.282cm" svg:viewBox="0 0 0 124" draw:points="0,0 0,124">
          <text:p/>
        </draw:polygon>
        <draw:line draw:style-name="gr5" draw:text-style-name="P5" draw:layer="layout" svg:x1="36.152cm" svg:y1="24.282cm" svg:x2="36.152cm" svg:y2="24.406cm">
          <text:p/>
        </draw:line>
        <draw:frame draw:style-name="gr6" draw:text-style-name="P7" draw:layer="layout" svg:width="2.474cm" svg:height="1.563cm" svg:x="31.495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9.576cm" svg:y="24.282cm" svg:viewBox="0 0 0 124" draw:points="0,0 0,124">
          <text:p/>
        </draw:polygon>
        <draw:line draw:style-name="gr5" draw:text-style-name="P5" draw:layer="layout" svg:x1="39.576cm" svg:y1="24.282cm" svg:x2="39.576cm" svg:y2="24.406cm">
          <text:p/>
        </draw:line>
        <draw:frame draw:style-name="gr6" draw:text-style-name="P7" draw:layer="layout" svg:width="2.474cm" svg:height="1.563cm" svg:x="34.918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5.758cm" svg:y="22.149cm" svg:viewBox="0 0 124 0" draw:points="124,0 0,0">
          <text:p/>
        </draw:polygon>
        <draw:line draw:style-name="gr5" draw:text-style-name="P5" draw:layer="layout" svg:x1="25.882cm" svg:y1="22.149cm" svg:x2="25.758cm" svg:y2="22.149cm">
          <text:p/>
        </draw:line>
        <draw:frame draw:style-name="gr6" draw:text-style-name="P7" draw:layer="layout" svg:width="2.474cm" svg:height="1.563cm" svg:x="38.341cm" svg:y="24.25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25.758cm" svg:y="18.815cm" svg:viewBox="0 0 124 0" draw:points="124,0 0,0">
          <text:p/>
        </draw:polygon>
        <draw:line draw:style-name="gr5" draw:text-style-name="P5" draw:layer="layout" svg:x1="25.882cm" svg:y1="18.815cm" svg:x2="25.758cm" svg:y2="18.815cm">
          <text:p/>
        </draw:line>
        <draw:polygon draw:style-name="gr4" draw:text-style-name="P4" draw:layer="layout" svg:width="0.123cm" svg:height="0cm" svg:x="25.758cm" svg:y="15.481cm" svg:viewBox="0 0 124 0" draw:points="124,0 0,0">
          <text:p/>
        </draw:polygon>
        <draw:line draw:style-name="gr5" draw:text-style-name="P5" draw:layer="layout" svg:x1="25.882cm" svg:y1="15.481cm" svg:x2="25.758cm" svg:y2="15.481cm">
          <text:p/>
        </draw:line>
        <draw:polygon draw:style-name="gr4" draw:text-style-name="P4" draw:layer="layout" svg:width="0.123cm" svg:height="0cm" svg:x="25.758cm" svg:y="12.147cm" svg:viewBox="0 0 124 0" draw:points="124,0 0,0">
          <text:p/>
        </draw:polygon>
        <draw:line draw:style-name="gr5" draw:text-style-name="P5" draw:layer="layout" svg:x1="25.882cm" svg:y1="12.147cm" svg:x2="25.758cm" svg:y2="12.147cm">
          <text:p/>
        </draw:line>
        <draw:polygon draw:style-name="gr4" draw:text-style-name="P4" draw:layer="layout" svg:width="0.123cm" svg:height="0cm" svg:x="25.758cm" svg:y="8.814cm" svg:viewBox="0 0 124 0" draw:points="124,0 0,0">
          <text:p/>
        </draw:polygon>
        <draw:line draw:style-name="gr5" draw:text-style-name="P5" draw:layer="layout" svg:x1="25.882cm" svg:y1="8.814cm" svg:x2="25.758cm" svg:y2="8.814cm">
          <text:p/>
        </draw:line>
        <draw:line draw:style-name="gr7" draw:text-style-name="P5" draw:layer="layout" svg:x1="25.882cm" svg:y1="24.282cm" svg:x2="25.882cm" svg:y2="6.68cm">
          <text:p/>
        </draw:line>
        <draw:line draw:style-name="gr7" draw:text-style-name="P5" draw:layer="layout" svg:x1="39.576cm" svg:y1="24.282cm" svg:x2="39.576cm" svg:y2="6.68cm">
          <text:p/>
        </draw:line>
        <draw:line draw:style-name="gr7" draw:text-style-name="P5" draw:layer="layout" svg:x1="25.882cm" svg:y1="24.282cm" svg:x2="39.576cm" svg:y2="24.282cm">
          <text:p/>
        </draw:line>
        <draw:line draw:style-name="gr7" draw:text-style-name="P5" draw:layer="layout" svg:x1="25.882cm" svg:y1="6.68cm" svg:x2="39.576cm" svg:y2="6.68cm">
          <text:p/>
        </draw:line>
        <draw:polygon draw:style-name="gr1" draw:text-style-name="P1" draw:layer="layout" svg:width="13.694cm" svg:height="17.602cm" svg:x="42.314cm" svg:y="6.68cm" svg:viewBox="0 0 13695 17603" draw:points="0,17603 13695,17603 13695,0 0,0">
          <text:p/>
        </draw:polygon>
        <draw:polygon draw:style-name="gr2" draw:text-style-name="P2" draw:layer="layout" svg:width="0cm" svg:height="1.332cm" svg:x="42.314cm" svg:y="22.149cm" svg:viewBox="0 0 0 1333" draw:points="0,1333 0,0">
          <text:p/>
        </draw:polygon>
        <draw:polygon draw:style-name="gr2" draw:text-style-name="P2" draw:layer="layout" svg:width="0.42cm" svg:height="1.333cm" svg:x="42.314cm" svg:y="18.815cm" svg:viewBox="0 0 421 1334" draw:points="0,1334 421,1334 421,0 0,0">
          <text:p/>
        </draw:polygon>
        <draw:polygon draw:style-name="gr2" draw:text-style-name="P2" draw:layer="layout" svg:width="0.668cm" svg:height="1.334cm" svg:x="42.314cm" svg:y="15.481cm" svg:viewBox="0 0 669 1335" draw:points="0,1335 669,1335 669,0 0,0">
          <text:p/>
        </draw:polygon>
        <draw:polygon draw:style-name="gr8" draw:text-style-name="P2" draw:layer="layout" svg:width="0.549cm" svg:height="1.334cm" svg:x="42.314cm" svg:y="12.147cm" svg:viewBox="0 0 550 1335" draw:points="0,1335 550,1335 550,0 0,0">
          <text:p/>
        </draw:polygon>
        <draw:polygon draw:style-name="gr9" draw:text-style-name="P5" draw:layer="layout" svg:width="0.549cm" svg:height="1.334cm" svg:x="42.314cm" svg:y="12.147cm" svg:viewBox="0 0 550 1335" draw:points="0,1335 550,1335 550,0 0,0">
          <text:p/>
        </draw:polygon>
        <draw:polygon draw:style-name="gr2" draw:text-style-name="P2" draw:layer="layout" svg:width="6.975cm" svg:height="1.333cm" svg:x="42.314cm" svg:y="8.814cm" svg:viewBox="0 0 6976 1334" draw:points="0,1334 6976,1334 6976,0 0,0">
          <text:p/>
        </draw:polygon>
        <draw:polygon draw:style-name="gr3" draw:text-style-name="P3" draw:layer="layout" svg:width="0cm" svg:height="1.333cm" svg:x="42.314cm" svg:y="20.815cm" svg:viewBox="0 0 0 1334" draw:points="0,1334 0,0">
          <text:p/>
        </draw:polygon>
        <draw:polygon draw:style-name="gr3" draw:text-style-name="P3" draw:layer="layout" svg:width="0.422cm" svg:height="1.334cm" svg:x="42.314cm" svg:y="17.481cm" svg:viewBox="0 0 423 1335" draw:points="0,1335 423,1335 423,0 0,0">
          <text:p/>
        </draw:polygon>
        <draw:polygon draw:style-name="gr3" draw:text-style-name="P3" draw:layer="layout" svg:width="0.705cm" svg:height="1.333cm" svg:x="42.314cm" svg:y="14.148cm" svg:viewBox="0 0 706 1334" draw:points="0,1334 706,1334 706,0 0,0">
          <text:p/>
        </draw:polygon>
        <draw:polygon draw:style-name="gr3" draw:text-style-name="P3" draw:layer="layout" svg:width="0.543cm" svg:height="1.333cm" svg:x="42.314cm" svg:y="10.814cm" svg:viewBox="0 0 544 1334" draw:points="0,1334 544,1334 544,0 0,0">
          <text:p/>
        </draw:polygon>
        <draw:polygon draw:style-name="gr3" draw:text-style-name="P3" draw:layer="layout" svg:width="10.108cm" svg:height="1.334cm" svg:x="42.314cm" svg:y="7.48cm" svg:viewBox="0 0 10109 1335" draw:points="0,1335 10109,1335 10109,0 0,0">
          <text:p/>
        </draw:polygon>
        <draw:polygon draw:style-name="gr4" draw:text-style-name="P4" draw:layer="layout" svg:width="0cm" svg:height="0.123cm" svg:x="42.314cm" svg:y="24.282cm" svg:viewBox="0 0 0 124" draw:points="0,0 0,124">
          <text:p/>
        </draw:polygon>
        <draw:line draw:style-name="gr5" draw:text-style-name="P5" draw:layer="layout" svg:x1="42.314cm" svg:y1="24.282cm" svg:x2="42.314cm" svg:y2="24.406cm">
          <text:p/>
        </draw:line>
        <draw:frame draw:style-name="gr10" draw:text-style-name="P8" draw:layer="layout" svg:width="6.233cm" svg:height="2.346cm" svg:x="29.614cm" svg:y="4.342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45.738cm" svg:y="24.282cm" svg:viewBox="0 0 0 124" draw:points="0,0 0,124">
          <text:p/>
        </draw:polygon>
        <draw:line draw:style-name="gr5" draw:text-style-name="P5" draw:layer="layout" svg:x1="45.738cm" svg:y1="24.282cm" svg:x2="45.738cm" svg:y2="24.406cm">
          <text:p/>
        </draw:line>
        <draw:frame draw:style-name="gr6" draw:text-style-name="P7" draw:layer="layout" svg:width="2.474cm" svg:height="1.563cm" svg:x="41.08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9.161cm" svg:y="24.282cm" svg:viewBox="0 0 0 124" draw:points="0,0 0,124">
          <text:p/>
        </draw:polygon>
        <draw:line draw:style-name="gr5" draw:text-style-name="P5" draw:layer="layout" svg:x1="49.161cm" svg:y1="24.282cm" svg:x2="49.161cm" svg:y2="24.406cm">
          <text:p/>
        </draw:line>
        <draw:frame draw:style-name="gr6" draw:text-style-name="P7" draw:layer="layout" svg:width="2.474cm" svg:height="1.563cm" svg:x="44.504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2.585cm" svg:y="24.282cm" svg:viewBox="0 0 0 124" draw:points="0,0 0,124">
          <text:p/>
        </draw:polygon>
        <draw:line draw:style-name="gr5" draw:text-style-name="P5" draw:layer="layout" svg:x1="52.585cm" svg:y1="24.282cm" svg:x2="52.585cm" svg:y2="24.406cm">
          <text:p/>
        </draw:line>
        <draw:frame draw:style-name="gr6" draw:text-style-name="P7" draw:layer="layout" svg:width="2.474cm" svg:height="1.563cm" svg:x="47.927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6.008cm" svg:y="24.282cm" svg:viewBox="0 0 0 124" draw:points="0,0 0,124">
          <text:p/>
        </draw:polygon>
        <draw:line draw:style-name="gr5" draw:text-style-name="P5" draw:layer="layout" svg:x1="56.008cm" svg:y1="24.282cm" svg:x2="56.008cm" svg:y2="24.406cm">
          <text:p/>
        </draw:line>
        <draw:frame draw:style-name="gr6" draw:text-style-name="P7" draw:layer="layout" svg:width="2.474cm" svg:height="1.563cm" svg:x="51.351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2.191cm" svg:y="22.149cm" svg:viewBox="0 0 123 0" draw:points="123,0 0,0">
          <text:p/>
        </draw:polygon>
        <draw:line draw:style-name="gr5" draw:text-style-name="P5" draw:layer="layout" svg:x1="42.314cm" svg:y1="22.149cm" svg:x2="42.191cm" svg:y2="22.149cm">
          <text:p/>
        </draw:line>
        <draw:polygon draw:style-name="gr4" draw:text-style-name="P4" draw:layer="layout" svg:width="0.122cm" svg:height="0cm" svg:x="42.191cm" svg:y="18.815cm" svg:viewBox="0 0 123 0" draw:points="123,0 0,0">
          <text:p/>
        </draw:polygon>
        <draw:line draw:style-name="gr5" draw:text-style-name="P5" draw:layer="layout" svg:x1="42.314cm" svg:y1="18.815cm" svg:x2="42.191cm" svg:y2="18.815cm">
          <text:p/>
        </draw:line>
        <draw:polygon draw:style-name="gr4" draw:text-style-name="P4" draw:layer="layout" svg:width="0.122cm" svg:height="0cm" svg:x="42.191cm" svg:y="15.481cm" svg:viewBox="0 0 123 0" draw:points="123,0 0,0">
          <text:p/>
        </draw:polygon>
        <draw:line draw:style-name="gr5" draw:text-style-name="P5" draw:layer="layout" svg:x1="42.314cm" svg:y1="15.481cm" svg:x2="42.191cm" svg:y2="15.481cm">
          <text:p/>
        </draw:line>
        <draw:polygon draw:style-name="gr4" draw:text-style-name="P4" draw:layer="layout" svg:width="0.122cm" svg:height="0cm" svg:x="42.191cm" svg:y="12.147cm" svg:viewBox="0 0 123 0" draw:points="123,0 0,0">
          <text:p/>
        </draw:polygon>
        <draw:line draw:style-name="gr5" draw:text-style-name="P5" draw:layer="layout" svg:x1="42.314cm" svg:y1="12.147cm" svg:x2="42.191cm" svg:y2="12.147cm">
          <text:p/>
        </draw:line>
        <draw:polygon draw:style-name="gr4" draw:text-style-name="P4" draw:layer="layout" svg:width="0.122cm" svg:height="0cm" svg:x="42.191cm" svg:y="8.814cm" svg:viewBox="0 0 123 0" draw:points="123,0 0,0">
          <text:p/>
        </draw:polygon>
        <draw:line draw:style-name="gr5" draw:text-style-name="P5" draw:layer="layout" svg:x1="42.314cm" svg:y1="8.814cm" svg:x2="42.191cm" svg:y2="8.814cm">
          <text:p/>
        </draw:line>
        <draw:line draw:style-name="gr7" draw:text-style-name="P5" draw:layer="layout" svg:x1="42.314cm" svg:y1="24.282cm" svg:x2="42.314cm" svg:y2="6.68cm">
          <text:p/>
        </draw:line>
        <draw:line draw:style-name="gr7" draw:text-style-name="P5" draw:layer="layout" svg:x1="56.008cm" svg:y1="24.282cm" svg:x2="56.008cm" svg:y2="6.68cm">
          <text:p/>
        </draw:line>
        <draw:line draw:style-name="gr7" draw:text-style-name="P5" draw:layer="layout" svg:x1="42.314cm" svg:y1="24.282cm" svg:x2="56.008cm" svg:y2="24.282cm">
          <text:p/>
        </draw:line>
        <draw:line draw:style-name="gr7" draw:text-style-name="P5" draw:layer="layout" svg:x1="42.314cm" svg:y1="6.68cm" svg:x2="56.008cm" svg:y2="6.68cm">
          <text:p/>
        </draw:line>
        <draw:frame draw:style-name="gr6" draw:text-style-name="P7" draw:layer="layout" svg:width="2.474cm" svg:height="1.563cm" svg:x="54.774cm" svg:y="24.2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8.747cm" svg:y="6.68cm" svg:viewBox="0 0 13695 17603" draw:points="0,17603 13695,17603 13695,0 0,0">
          <text:p/>
        </draw:polygon>
        <draw:polygon draw:style-name="gr2" draw:text-style-name="P2" draw:layer="layout" svg:width="0cm" svg:height="1.332cm" svg:x="58.747cm" svg:y="22.149cm" svg:viewBox="0 0 0 1333" draw:points="0,1333 0,0">
          <text:p/>
        </draw:polygon>
        <draw:polygon draw:style-name="gr2" draw:text-style-name="P2" draw:layer="layout" svg:width="7.202cm" svg:height="1.333cm" svg:x="58.747cm" svg:y="18.815cm" svg:viewBox="0 0 7203 1334" draw:points="0,1334 7203,1334 7203,0 0,0">
          <text:p/>
        </draw:polygon>
        <draw:polygon draw:style-name="gr2" draw:text-style-name="P2" draw:layer="layout" svg:width="7.662cm" svg:height="1.334cm" svg:x="58.747cm" svg:y="15.481cm" svg:viewBox="0 0 7663 1335" draw:points="0,1335 7663,1335 7663,0 0,0">
          <text:p/>
        </draw:polygon>
        <draw:polygon draw:style-name="gr2" draw:text-style-name="P2" draw:layer="layout" svg:width="6.635cm" svg:height="1.334cm" svg:x="58.747cm" svg:y="12.147cm" svg:viewBox="0 0 6636 1335" draw:points="0,1335 6636,1335 6636,0 0,0">
          <text:p/>
        </draw:polygon>
        <draw:polygon draw:style-name="gr2" draw:text-style-name="P2" draw:layer="layout" svg:width="8.346cm" svg:height="1.333cm" svg:x="58.747cm" svg:y="8.814cm" svg:viewBox="0 0 8347 1334" draw:points="0,1334 8347,1334 8347,0 0,0">
          <text:p/>
        </draw:polygon>
        <draw:polygon draw:style-name="gr3" draw:text-style-name="P3" draw:layer="layout" svg:width="0.06cm" svg:height="1.334cm" svg:x="58.747cm" svg:y="20.815cm" svg:viewBox="0 0 61 1335" draw:points="0,1335 61,1335 61,0 0,0">
          <text:p/>
        </draw:polygon>
        <draw:polygon draw:style-name="gr3" draw:text-style-name="P3" draw:layer="layout" svg:width="7.467cm" svg:height="1.334cm" svg:x="58.747cm" svg:y="17.481cm" svg:viewBox="0 0 7468 1335" draw:points="0,1335 7468,1335 7468,0 0,0">
          <text:p/>
        </draw:polygon>
        <draw:polygon draw:style-name="gr3" draw:text-style-name="P3" draw:layer="layout" svg:width="8.872cm" svg:height="1.333cm" svg:x="58.747cm" svg:y="14.148cm" svg:viewBox="0 0 8873 1334" draw:points="0,1334 8873,1334 8873,0 0,0">
          <text:p/>
        </draw:polygon>
        <draw:polygon draw:style-name="gr3" draw:text-style-name="P3" draw:layer="layout" svg:width="6.269cm" svg:height="1.333cm" svg:x="58.747cm" svg:y="10.814cm" svg:viewBox="0 0 6270 1334" draw:points="0,1334 6270,1334 6270,0 0,0">
          <text:p/>
        </draw:polygon>
        <draw:polygon draw:style-name="gr3" draw:text-style-name="P3" draw:layer="layout" svg:width="11.269cm" svg:height="1.334cm" svg:x="58.747cm" svg:y="7.48cm" svg:viewBox="0 0 11270 1335" draw:points="0,1335 11270,1335 11270,0 0,0">
          <text:p/>
        </draw:polygon>
        <draw:polygon draw:style-name="gr4" draw:text-style-name="P4" draw:layer="layout" svg:width="0cm" svg:height="0.123cm" svg:x="58.747cm" svg:y="24.282cm" svg:viewBox="0 0 0 124" draw:points="0,0 0,124">
          <text:p/>
        </draw:polygon>
        <draw:line draw:style-name="gr5" draw:text-style-name="P5" draw:layer="layout" svg:x1="58.747cm" svg:y1="24.282cm" svg:x2="58.747cm" svg:y2="24.406cm">
          <text:p/>
        </draw:line>
        <draw:frame draw:style-name="gr11" draw:text-style-name="P8" draw:layer="layout" svg:width="8.587cm" svg:height="2.346cm" svg:x="44.87cm" svg:y="4.338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2.171cm" svg:y="24.282cm" svg:viewBox="0 0 0 124" draw:points="0,0 0,124">
          <text:p/>
        </draw:polygon>
        <draw:line draw:style-name="gr5" draw:text-style-name="P5" draw:layer="layout" svg:x1="62.171cm" svg:y1="24.282cm" svg:x2="62.171cm" svg:y2="24.406cm">
          <text:p/>
        </draw:line>
        <draw:frame draw:style-name="gr6" draw:text-style-name="P7" draw:layer="layout" svg:width="2.474cm" svg:height="1.563cm" svg:x="57.513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5.594cm" svg:y="24.282cm" svg:viewBox="0 0 0 124" draw:points="0,0 0,124">
          <text:p/>
        </draw:polygon>
        <draw:line draw:style-name="gr5" draw:text-style-name="P5" draw:layer="layout" svg:x1="65.594cm" svg:y1="24.282cm" svg:x2="65.594cm" svg:y2="24.406cm">
          <text:p/>
        </draw:line>
        <draw:frame draw:style-name="gr6" draw:text-style-name="P7" draw:layer="layout" svg:width="2.474cm" svg:height="1.563cm" svg:x="60.936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9.018cm" svg:y="24.282cm" svg:viewBox="0 0 0 124" draw:points="0,0 0,124">
          <text:p/>
        </draw:polygon>
        <draw:line draw:style-name="gr5" draw:text-style-name="P5" draw:layer="layout" svg:x1="69.018cm" svg:y1="24.282cm" svg:x2="69.018cm" svg:y2="24.406cm">
          <text:p/>
        </draw:line>
        <draw:frame draw:style-name="gr6" draw:text-style-name="P7" draw:layer="layout" svg:width="2.474cm" svg:height="1.563cm" svg:x="64.36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2.441cm" svg:y="24.282cm" svg:viewBox="0 0 0 124" draw:points="0,0 0,124">
          <text:p/>
        </draw:polygon>
        <draw:line draw:style-name="gr5" draw:text-style-name="P5" draw:layer="layout" svg:x1="72.441cm" svg:y1="24.282cm" svg:x2="72.441cm" svg:y2="24.406cm">
          <text:p/>
        </draw:line>
        <draw:frame draw:style-name="gr6" draw:text-style-name="P7" draw:layer="layout" svg:width="2.474cm" svg:height="1.563cm" svg:x="67.783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8.624cm" svg:y="22.149cm" svg:viewBox="0 0 123 0" draw:points="123,0 0,0">
          <text:p/>
        </draw:polygon>
        <draw:line draw:style-name="gr5" draw:text-style-name="P5" draw:layer="layout" svg:x1="58.747cm" svg:y1="22.149cm" svg:x2="58.624cm" svg:y2="22.149cm">
          <text:p/>
        </draw:line>
        <draw:polygon draw:style-name="gr4" draw:text-style-name="P4" draw:layer="layout" svg:width="0.122cm" svg:height="0cm" svg:x="58.624cm" svg:y="18.815cm" svg:viewBox="0 0 123 0" draw:points="123,0 0,0">
          <text:p/>
        </draw:polygon>
        <draw:line draw:style-name="gr5" draw:text-style-name="P5" draw:layer="layout" svg:x1="58.747cm" svg:y1="18.815cm" svg:x2="58.624cm" svg:y2="18.815cm">
          <text:p/>
        </draw:line>
        <draw:polygon draw:style-name="gr4" draw:text-style-name="P4" draw:layer="layout" svg:width="0.122cm" svg:height="0cm" svg:x="58.624cm" svg:y="15.481cm" svg:viewBox="0 0 123 0" draw:points="123,0 0,0">
          <text:p/>
        </draw:polygon>
        <draw:line draw:style-name="gr5" draw:text-style-name="P5" draw:layer="layout" svg:x1="58.747cm" svg:y1="15.481cm" svg:x2="58.624cm" svg:y2="15.481cm">
          <text:p/>
        </draw:line>
        <draw:polygon draw:style-name="gr4" draw:text-style-name="P4" draw:layer="layout" svg:width="0.122cm" svg:height="0cm" svg:x="58.624cm" svg:y="12.147cm" svg:viewBox="0 0 123 0" draw:points="123,0 0,0">
          <text:p/>
        </draw:polygon>
        <draw:line draw:style-name="gr5" draw:text-style-name="P5" draw:layer="layout" svg:x1="58.747cm" svg:y1="12.147cm" svg:x2="58.624cm" svg:y2="12.147cm">
          <text:p/>
        </draw:line>
        <draw:polygon draw:style-name="gr4" draw:text-style-name="P4" draw:layer="layout" svg:width="0.122cm" svg:height="0cm" svg:x="58.624cm" svg:y="8.814cm" svg:viewBox="0 0 123 0" draw:points="123,0 0,0">
          <text:p/>
        </draw:polygon>
        <draw:line draw:style-name="gr5" draw:text-style-name="P5" draw:layer="layout" svg:x1="58.747cm" svg:y1="8.814cm" svg:x2="58.624cm" svg:y2="8.814cm">
          <text:p/>
        </draw:line>
        <draw:line draw:style-name="gr7" draw:text-style-name="P5" draw:layer="layout" svg:x1="58.747cm" svg:y1="24.282cm" svg:x2="58.747cm" svg:y2="6.68cm">
          <text:p/>
        </draw:line>
        <draw:line draw:style-name="gr7" draw:text-style-name="P5" draw:layer="layout" svg:x1="72.441cm" svg:y1="24.282cm" svg:x2="72.441cm" svg:y2="6.68cm">
          <text:p/>
        </draw:line>
        <draw:line draw:style-name="gr7" draw:text-style-name="P5" draw:layer="layout" svg:x1="58.747cm" svg:y1="24.282cm" svg:x2="72.441cm" svg:y2="24.282cm">
          <text:p/>
        </draw:line>
        <draw:line draw:style-name="gr7" draw:text-style-name="P5" draw:layer="layout" svg:x1="58.747cm" svg:y1="6.68cm" svg:x2="72.441cm" svg:y2="6.68cm">
          <text:p/>
        </draw:line>
        <draw:frame draw:style-name="gr6" draw:text-style-name="P7" draw:layer="layout" svg:width="2.474cm" svg:height="1.563cm" svg:x="71.207cm" svg:y="24.2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5.18cm" svg:y="6.68cm" svg:viewBox="0 0 13695 17603" draw:points="0,17603 13695,17603 13695,0 0,0">
          <text:p/>
        </draw:polygon>
        <draw:polygon draw:style-name="gr2" draw:text-style-name="P2" draw:layer="layout" svg:width="0.122cm" svg:height="1.333cm" svg:x="75.18cm" svg:y="22.149cm" svg:viewBox="0 0 123 1334" draw:points="0,1334 123,1334 123,0 0,0">
          <text:p/>
        </draw:polygon>
        <draw:polygon draw:style-name="gr2" draw:text-style-name="P2" draw:layer="layout" svg:width="4.37cm" svg:height="1.333cm" svg:x="75.18cm" svg:y="18.815cm" svg:viewBox="0 0 4371 1334" draw:points="0,1334 4371,1334 4371,0 0,0">
          <text:p/>
        </draw:polygon>
        <draw:polygon draw:style-name="gr2" draw:text-style-name="P2" draw:layer="layout" svg:width="4.521cm" svg:height="1.334cm" svg:x="75.18cm" svg:y="15.481cm" svg:viewBox="0 0 4522 1335" draw:points="0,1335 4522,1335 4522,0 0,0">
          <text:p/>
        </draw:polygon>
        <draw:polygon draw:style-name="gr2" draw:text-style-name="P2" draw:layer="layout" svg:width="5.152cm" svg:height="1.334cm" svg:x="75.18cm" svg:y="12.147cm" svg:viewBox="0 0 5153 1335" draw:points="0,1335 5153,1335 5153,0 0,0">
          <text:p/>
        </draw:polygon>
        <draw:polygon draw:style-name="gr2" draw:text-style-name="P2" draw:layer="layout" svg:width="7.577cm" svg:height="1.333cm" svg:x="75.18cm" svg:y="8.814cm" svg:viewBox="0 0 7578 1334" draw:points="0,1334 7578,1334 7578,0 0,0">
          <text:p/>
        </draw:polygon>
        <draw:polygon draw:style-name="gr3" draw:text-style-name="P3" draw:layer="layout" svg:width="0.177cm" svg:height="1.334cm" svg:x="75.18cm" svg:y="20.815cm" svg:viewBox="0 0 178 1335" draw:points="0,1335 178,1335 178,0 0,0">
          <text:p/>
        </draw:polygon>
        <draw:polygon draw:style-name="gr3" draw:text-style-name="P3" draw:layer="layout" svg:width="4.525cm" svg:height="1.334cm" svg:x="75.18cm" svg:y="17.481cm" svg:viewBox="0 0 4526 1335" draw:points="0,1335 4526,1335 4526,0 0,0">
          <text:p/>
        </draw:polygon>
        <draw:polygon draw:style-name="gr3" draw:text-style-name="P3" draw:layer="layout" svg:width="5.664cm" svg:height="1.333cm" svg:x="75.18cm" svg:y="14.148cm" svg:viewBox="0 0 5665 1334" draw:points="0,1334 5665,1334 5665,0 0,0">
          <text:p/>
        </draw:polygon>
        <draw:polygon draw:style-name="gr3" draw:text-style-name="P3" draw:layer="layout" svg:width="4.896cm" svg:height="1.333cm" svg:x="75.18cm" svg:y="10.814cm" svg:viewBox="0 0 4897 1334" draw:points="0,1334 4897,1334 4897,0 0,0">
          <text:p/>
        </draw:polygon>
        <draw:polygon draw:style-name="gr3" draw:text-style-name="P3" draw:layer="layout" svg:width="9.555cm" svg:height="1.334cm" svg:x="75.18cm" svg:y="7.48cm" svg:viewBox="0 0 9556 1335" draw:points="0,1335 9556,1335 9556,0 0,0">
          <text:p/>
        </draw:polygon>
        <draw:polygon draw:style-name="gr4" draw:text-style-name="P4" draw:layer="layout" svg:width="0cm" svg:height="0.123cm" svg:x="75.18cm" svg:y="24.282cm" svg:viewBox="0 0 0 124" draw:points="0,0 0,124">
          <text:p/>
        </draw:polygon>
        <draw:line draw:style-name="gr5" draw:text-style-name="P5" draw:layer="layout" svg:x1="75.18cm" svg:y1="24.282cm" svg:x2="75.18cm" svg:y2="24.406cm">
          <text:p/>
        </draw:line>
        <draw:frame draw:style-name="gr12" draw:text-style-name="P8" draw:layer="layout" svg:width="3.765cm" svg:height="2.346cm" svg:x="63.713cm" svg:y="4.342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8.603cm" svg:y="24.282cm" svg:viewBox="0 0 0 124" draw:points="0,0 0,124">
          <text:p/>
        </draw:polygon>
        <draw:line draw:style-name="gr5" draw:text-style-name="P5" draw:layer="layout" svg:x1="78.603cm" svg:y1="24.282cm" svg:x2="78.603cm" svg:y2="24.406cm">
          <text:p/>
        </draw:line>
        <draw:frame draw:style-name="gr6" draw:text-style-name="P7" draw:layer="layout" svg:width="2.474cm" svg:height="1.563cm" svg:x="73.946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2.027cm" svg:y="24.282cm" svg:viewBox="0 0 0 124" draw:points="0,0 0,124">
          <text:p/>
        </draw:polygon>
        <draw:line draw:style-name="gr5" draw:text-style-name="P5" draw:layer="layout" svg:x1="82.027cm" svg:y1="24.282cm" svg:x2="82.027cm" svg:y2="24.406cm">
          <text:p/>
        </draw:line>
        <draw:frame draw:style-name="gr6" draw:text-style-name="P7" draw:layer="layout" svg:width="2.474cm" svg:height="1.563cm" svg:x="77.369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5.45cm" svg:y="24.282cm" svg:viewBox="0 0 0 124" draw:points="0,0 0,124">
          <text:p/>
        </draw:polygon>
        <draw:line draw:style-name="gr5" draw:text-style-name="P5" draw:layer="layout" svg:x1="85.45cm" svg:y1="24.282cm" svg:x2="85.45cm" svg:y2="24.406cm">
          <text:p/>
        </draw:line>
        <draw:frame draw:style-name="gr6" draw:text-style-name="P7" draw:layer="layout" svg:width="2.474cm" svg:height="1.563cm" svg:x="80.793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8.874cm" svg:y="24.282cm" svg:viewBox="0 0 0 124" draw:points="0,0 0,124">
          <text:p/>
        </draw:polygon>
        <draw:line draw:style-name="gr5" draw:text-style-name="P5" draw:layer="layout" svg:x1="88.874cm" svg:y1="24.282cm" svg:x2="88.874cm" svg:y2="24.406cm">
          <text:p/>
        </draw:line>
        <draw:frame draw:style-name="gr6" draw:text-style-name="P7" draw:layer="layout" svg:width="2.474cm" svg:height="1.563cm" svg:x="84.216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75.056cm" svg:y="22.149cm" svg:viewBox="0 0 124 0" draw:points="124,0 0,0">
          <text:p/>
        </draw:polygon>
        <draw:line draw:style-name="gr5" draw:text-style-name="P5" draw:layer="layout" svg:x1="75.18cm" svg:y1="22.149cm" svg:x2="75.056cm" svg:y2="22.149cm">
          <text:p/>
        </draw:line>
        <draw:polygon draw:style-name="gr4" draw:text-style-name="P4" draw:layer="layout" svg:width="0.123cm" svg:height="0cm" svg:x="75.056cm" svg:y="18.815cm" svg:viewBox="0 0 124 0" draw:points="124,0 0,0">
          <text:p/>
        </draw:polygon>
        <draw:line draw:style-name="gr5" draw:text-style-name="P5" draw:layer="layout" svg:x1="75.18cm" svg:y1="18.815cm" svg:x2="75.056cm" svg:y2="18.815cm">
          <text:p/>
        </draw:line>
        <draw:polygon draw:style-name="gr4" draw:text-style-name="P4" draw:layer="layout" svg:width="0.123cm" svg:height="0cm" svg:x="75.056cm" svg:y="15.481cm" svg:viewBox="0 0 124 0" draw:points="124,0 0,0">
          <text:p/>
        </draw:polygon>
        <draw:line draw:style-name="gr5" draw:text-style-name="P5" draw:layer="layout" svg:x1="75.18cm" svg:y1="15.481cm" svg:x2="75.056cm" svg:y2="15.481cm">
          <text:p/>
        </draw:line>
        <draw:polygon draw:style-name="gr4" draw:text-style-name="P4" draw:layer="layout" svg:width="0.123cm" svg:height="0cm" svg:x="75.056cm" svg:y="12.147cm" svg:viewBox="0 0 124 0" draw:points="124,0 0,0">
          <text:p/>
        </draw:polygon>
        <draw:line draw:style-name="gr5" draw:text-style-name="P5" draw:layer="layout" svg:x1="75.18cm" svg:y1="12.147cm" svg:x2="75.056cm" svg:y2="12.147cm">
          <text:p/>
        </draw:line>
        <draw:polygon draw:style-name="gr4" draw:text-style-name="P4" draw:layer="layout" svg:width="0.123cm" svg:height="0cm" svg:x="75.056cm" svg:y="8.814cm" svg:viewBox="0 0 124 0" draw:points="124,0 0,0">
          <text:p/>
        </draw:polygon>
        <draw:line draw:style-name="gr5" draw:text-style-name="P5" draw:layer="layout" svg:x1="75.18cm" svg:y1="8.814cm" svg:x2="75.056cm" svg:y2="8.814cm">
          <text:p/>
        </draw:line>
        <draw:line draw:style-name="gr7" draw:text-style-name="P5" draw:layer="layout" svg:x1="75.18cm" svg:y1="24.282cm" svg:x2="75.18cm" svg:y2="6.68cm">
          <text:p/>
        </draw:line>
        <draw:line draw:style-name="gr7" draw:text-style-name="P5" draw:layer="layout" svg:x1="88.874cm" svg:y1="24.282cm" svg:x2="88.874cm" svg:y2="6.68cm">
          <text:p/>
        </draw:line>
        <draw:line draw:style-name="gr7" draw:text-style-name="P5" draw:layer="layout" svg:x1="75.18cm" svg:y1="24.282cm" svg:x2="88.874cm" svg:y2="24.282cm">
          <text:p/>
        </draw:line>
        <draw:line draw:style-name="gr7" draw:text-style-name="P5" draw:layer="layout" svg:x1="75.18cm" svg:y1="6.68cm" svg:x2="88.874cm" svg:y2="6.68cm">
          <text:p/>
        </draw:line>
        <draw:frame draw:style-name="gr6" draw:text-style-name="P7" draw:layer="layout" svg:width="2.474cm" svg:height="1.563cm" svg:x="87.64cm" svg:y="24.25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2.469cm" svg:height="2.346cm" svg:x="75.796cm" svg:y="4.342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.123cm" svg:height="0cm" svg:x="29.508cm" svg:y="15.512cm" svg:viewBox="0 0 124 0" draw:points="124,0 0,0">
          <text:p/>
        </draw:polygon>
        <draw:polygon draw:style-name="gr4" draw:text-style-name="P4" draw:layer="layout" svg:width="0.123cm" svg:height="0cm" svg:x="25.964cm" svg:y="8.789cm" svg:viewBox="0 0 124 0" draw:points="124,0 0,0">
          <text:p/>
        </draw:polygon>
        <draw:polygon draw:style-name="gr3" draw:text-style-name="P3" draw:layer="layout" svg:width="2.822cm" svg:height="0.987cm" svg:x="34.409cm" svg:y="2.225cm" svg:viewBox="0 0 2823 988" draw:points="0,988 2823,988 2823,0 0,0">
          <text:p/>
        </draw:polygon>
        <draw:polygon draw:style-name="gr2" draw:text-style-name="P2" draw:layer="layout" svg:width="2.823cm" svg:height="0.987cm" svg:x="55.717cm" svg:y="2.225cm" svg:viewBox="0 0 2824 988" draw:points="0,988 2824,988 2824,0 0,0">
          <text:p/>
        </draw:polygon>
        <draw:frame draw:style-name="gr14" draw:text-style-name="P9" draw:layer="layout" svg:width="15.86cm" svg:height="1.796cm" svg:x="37.961cm" svg:y="1.855cm">
          <draw:text-box>
            <text:p text:style-name="P6"><text:span text:style-name="T3">With few-shot examples</text:span></text:p>
          </draw:text-box>
        </draw:frame>
        <draw:frame draw:style-name="gr15" draw:text-style-name="P9" draw:layer="layout" svg:width="17.934cm" svg:height="1.796cm" svg:x="59.269cm" svg:y="1.855cm">
          <draw:text-box>
            <text:p text:style-name="P6"><text:span text:style-name="T3">Without few-shot examples</text:span></text:p>
          </draw:text-box>
        </draw:frame>
        <draw:polygon draw:style-name="gr4" draw:text-style-name="P4" draw:layer="layout" svg:width="0cm" svg:height="0.123cm" svg:x="25.816cm" svg:y="24.402cm" svg:viewBox="0 0 0 124" draw:points="0,0 0,124">
          <text:p/>
        </draw:polygon>
        <draw:polygon draw:style-name="gr4" draw:text-style-name="P4" draw:layer="layout" svg:width="0.123cm" svg:height="0cm" svg:x="25.692cm" svg:y="22.269cm" svg:viewBox="0 0 124 0" draw:points="124,0 0,0">
          <text:p/>
        </draw:polygon>
        <draw:polygon draw:style-name="gr4" draw:text-style-name="P4" draw:layer="layout" svg:width="0.123cm" svg:height="0cm" svg:x="25.692cm" svg:y="18.935cm" svg:viewBox="0 0 124 0" draw:points="124,0 0,0">
          <text:p/>
        </draw:polygon>
        <draw:polygon draw:style-name="gr4" draw:text-style-name="P4" draw:layer="layout" svg:width="0.123cm" svg:height="0cm" svg:x="25.692cm" svg:y="15.601cm" svg:viewBox="0 0 124 0" draw:points="124,0 0,0">
          <text:p/>
        </draw:polygon>
        <draw:polygon draw:style-name="gr4" draw:text-style-name="P4" draw:layer="layout" svg:width="0.123cm" svg:height="0cm" svg:x="25.692cm" svg:y="12.267cm" svg:viewBox="0 0 124 0" draw:points="124,0 0,0">
          <text:p/>
        </draw:polygon>
        <draw:polygon draw:style-name="gr4" draw:text-style-name="P4" draw:layer="layout" svg:width="0.123cm" svg:height="0cm" svg:x="25.692cm" svg:y="8.934cm" svg:viewBox="0 0 124 0" draw:points="124,0 0,0">
          <text:p/>
        </draw:polygon>
        <draw:polygon draw:style-name="gr4" draw:text-style-name="P4" draw:layer="layout" svg:width="0cm" svg:height="0.123cm" svg:x="16.346cm" svg:y="24.343cm" svg:viewBox="0 0 0 124" draw:points="0,0 0,124">
          <text:p/>
        </draw:polygon>
        <draw:line draw:style-name="gr16" draw:text-style-name="P10" draw:layer="layout" svg:x1="18.202cm" svg:y1="12.152cm" svg:x2="25.822cm" svg:y2="12.152cm">
          <text:p/>
        </draw:line>
        <draw:polygon draw:style-name="gr4" draw:text-style-name="P4" draw:layer="layout" svg:width="0cm" svg:height="0.123cm" svg:x="20.3cm" svg:y="24.308cm" svg:viewBox="0 0 0 124" draw:points="0,0 0,124">
          <text:p/>
        </draw:polygon>
        <draw:polygon draw:style-name="gr4" draw:text-style-name="P4" draw:layer="layout" svg:width="0.123cm" svg:height="0cm" svg:x="19.876cm" svg:y="22.175cm" svg:viewBox="0 0 124 0" draw:points="124,0 0,0">
          <text:p/>
        </draw:polygon>
        <draw:polygon draw:style-name="gr4" draw:text-style-name="P4" draw:layer="layout" svg:width="0.123cm" svg:height="0cm" svg:x="23.876cm" svg:y="18.841cm" svg:viewBox="0 0 124 0" draw:points="124,0 0,0">
          <text:p/>
        </draw:polygon>
        <draw:frame draw:style-name="gr17" draw:text-style-name="P11" draw:layer="layout" svg:width="4.942cm" svg:height="1.758cm" svg:x="12.249cm" svg:y="21.312cm">
          <draw:text-box>
            <text:p text:style-name="P6"><text:span text:style-name="T4">Identity</text:span></text:p>
          </draw:text-box>
        </draw:frame>
        <draw:frame draw:style-name="gr18" draw:text-style-name="P11" draw:layer="layout" svg:width="9.114cm" svg:height="2.026cm" svg:x="12.222cm" svg:y="17.978cm">
          <draw:text-box>
            <text:p text:style-name="P6"><text:span text:style-name="T5">T</text:span><text:span text:style-name="T6">RANSLATION</text:span></text:p>
          </draw:text-box>
        </draw:frame>
        <draw:polygon draw:style-name="gr4" draw:text-style-name="P4" draw:layer="layout" svg:width="0.123cm" svg:height="0cm" svg:x="17.976cm" svg:y="12.174cm" svg:viewBox="0 0 124 0" draw:points="124,0 0,0">
          <text:p/>
        </draw:polygon>
        <draw:frame draw:style-name="gr19" draw:text-style-name="P12" draw:layer="layout" svg:width="11.051cm" svg:height="1.72cm" svg:x="12.231cm" svg:y="14.553cm">
          <draw:text-box>
            <text:p text:style-name="P6"><text:span text:style-name="T7">LinearRegression</text:span></text:p>
          </draw:text-box>
        </draw:frame>
        <draw:frame draw:style-name="gr20" draw:text-style-name="P13" draw:layer="layout" svg:width="11.16cm" svg:height="1.652cm" svg:x="12.322cm" svg:y="8.282cm">
          <draw:text-box>
            <text:p text:style-name="P6"><text:span text:style-name="T8">Our method,</text:span><text:span text:style-name="T9"> L</text:span><text:span text:style-name="T10">RE</text:span></text:p>
          </draw:text-box>
        </draw:frame>
        <draw:frame draw:style-name="gr21" draw:text-style-name="P14" draw:layer="layout" svg:width="1.65cm" svg:height="1.65cm" svg:x="23.603cm" svg:y="8.266cm">
          <draw:text-box>
            <text:p text:style-name="P6"><text:span text:style-name="T11">(</text:span></text:p>
          </draw:text-box>
        </draw:frame>
        <draw:frame draw:style-name="gr22" draw:text-style-name="P15" draw:layer="layout" svg:width="0.997cm" svg:height="1.694cm" svg:x="24.284cm" svg:y="8.182cm">
          <draw:text-box>
            <text:p text:style-name="P6"><text:span text:style-name="T12">s</text:span></text:p>
          </draw:text-box>
        </draw:frame>
        <draw:frame draw:style-name="gr23" draw:text-style-name="P13" draw:layer="layout" svg:width="3.213cm" svg:height="1.652cm" svg:x="12.295cm" svg:y="11.595cm">
          <draw:text-box>
            <text:p text:style-name="P6"><text:span text:style-name="T9">L</text:span><text:span text:style-name="T10">RE</text:span></text:p>
          </draw:text-box>
        </draw:frame>
        <draw:frame draw:style-name="gr24" draw:text-style-name="P16" draw:layer="layout" svg:width="0.565cm" svg:height="1.65cm" svg:x="15.352cm" svg:y="11.579cm">
          <draw:text-box>
            <text:p text:style-name="P6"><text:span text:style-name="T11">(</text:span></text:p>
          </draw:text-box>
        </draw:frame>
        <draw:frame draw:style-name="gr25" draw:text-style-name="P17" draw:layer="layout" svg:width="1.65cm" svg:height="1.652cm" svg:x="16.012cm" svg:y="11.595cm">
          <draw:text-box>
            <text:p text:style-name="P6"><text:span text:style-name="T13">e</text:span></text:p>
          </draw:text-box>
        </draw:frame>
        <draw:frame draw:style-name="gr26" draw:text-style-name="P18" draw:layer="layout" svg:width="0.99cm" svg:height="0.992cm" svg:x="16.809cm" svg:y="12.413cm">
          <draw:text-box>
            <text:p text:style-name="P6"><text:span text:style-name="T14">s</text:span></text:p>
          </draw:text-box>
        </draw:frame>
        <draw:frame draw:style-name="gr27" draw:text-style-name="P16" draw:layer="layout" svg:width="0.634cm" svg:height="1.65cm" svg:x="17.226cm" svg:y="11.552cm">
          <draw:text-box>
            <text:p text:style-name="P6"><text:span text:style-name="T11">)</text:span></text:p>
          </draw:text-box>
        </draw:frame>
        <draw:frame draw:style-name="gr21" draw:text-style-name="P14" draw:layer="layout" svg:width="1.65cm" svg:height="1.65cm" svg:x="21.428cm" svg:y="18.266cm">
          <draw:text-box>
            <text:p text:style-name="P6"><text:span text:style-name="T11">(</text:span></text:p>
          </draw:text-box>
        </draw:frame>
        <draw:frame draw:style-name="gr25" draw:text-style-name="P19" draw:layer="layout" svg:width="1.65cm" svg:height="1.652cm" svg:x="22.009cm" svg:y="18.182cm">
          <draw:text-box>
            <text:p text:style-name="P6"><text:span text:style-name="T15">s</text:span></text:p>
          </draw:text-box>
        </draw:frame>
        <draw:frame draw:style-name="gr21" draw:text-style-name="P16" draw:layer="layout" svg:width="1.65cm" svg:height="1.65cm" svg:x="22.764cm" svg:y="18.266cm">
          <draw:text-box>
            <text:p text:style-name="P6"><text:span text:style-name="T11">)</text:span></text:p>
          </draw:text-box>
        </draw:frame>
        <draw:frame draw:style-name="gr21" draw:text-style-name="P14" draw:layer="layout" svg:width="1.65cm" svg:height="1.65cm" svg:x="17.328cm" svg:y="21.566cm">
          <draw:text-box>
            <text:p text:style-name="P6"><text:span text:style-name="T11">(</text:span></text:p>
          </draw:text-box>
        </draw:frame>
        <draw:frame draw:style-name="gr25" draw:text-style-name="P19" draw:layer="layout" svg:width="1.65cm" svg:height="1.652cm" svg:x="18.009cm" svg:y="21.482cm">
          <draw:text-box>
            <text:p text:style-name="P6"><text:span text:style-name="T15">s</text:span></text:p>
          </draw:text-box>
        </draw:frame>
        <draw:frame draw:style-name="gr21" draw:text-style-name="P16" draw:layer="layout" svg:width="1.65cm" svg:height="1.65cm" svg:x="18.756cm" svg:y="21.543cm">
          <draw:text-box>
            <text:p text:style-name="P6"><text:span text:style-name="T11">)</text:span></text:p>
          </draw:text-box>
        </draw:frame>
        <draw:line draw:style-name="gr28" draw:text-style-name="P10" draw:layer="layout" svg:x1="23.702cm" svg:y1="18.952cm" svg:x2="23.702cm" svg:y2="18.952cm">
          <text:p/>
        </draw:line>
        <draw:line draw:style-name="gr28" draw:text-style-name="P10" draw:layer="layout" svg:x1="23.703cm" svg:y1="18.952cm" svg:x2="23.703cm" svg:y2="18.952cm">
          <text:p/>
        </draw:line>
        <draw:line draw:style-name="gr16" draw:text-style-name="P10" draw:layer="layout" svg:x1="23.711cm" svg:y1="18.886cm" svg:x2="25.743cm" svg:y2="18.886cm">
          <text:p/>
        </draw:line>
        <draw:line draw:style-name="gr16" draw:text-style-name="P10" draw:layer="layout" svg:x1="19.803cm" svg:y1="22.152cm" svg:x2="25.645cm" svg:y2="22.152cm">
          <text:p/>
        </draw:line>
        <draw:frame draw:style-name="gr29" draw:text-style-name="P16" draw:layer="layout" svg:width="0.565cm" svg:height="1.65cm" svg:x="23.303cm" svg:y="14.825cm">
          <draw:text-box>
            <text:p text:style-name="P6"><text:span text:style-name="T11">(</text:span></text:p>
          </draw:text-box>
        </draw:frame>
        <draw:frame draw:style-name="gr22" draw:text-style-name="P15" draw:layer="layout" svg:width="0.997cm" svg:height="1.694cm" svg:x="23.985cm" svg:y="14.782cm">
          <draw:text-box>
            <text:p text:style-name="P6"><text:span text:style-name="T12">s</text:span></text:p>
          </draw:text-box>
        </draw:frame>
        <draw:frame draw:style-name="gr30" draw:text-style-name="P16" draw:layer="layout" svg:width="0.646cm" svg:height="1.65cm" svg:x="24.764cm" svg:y="14.825cm">
          <draw:text-box>
            <text:p text:style-name="P6"><text:span text:style-name="T11">)</text:span></text:p>
          </draw:text-box>
        </draw:frame>
        <draw:frame draw:style-name="gr30" draw:text-style-name="P16" draw:layer="layout" svg:width="0.646cm" svg:height="1.65cm" svg:x="25.064cm" svg:y="8.184cm">
          <draw:text-box>
            <text:p text:style-name="P6"><text:span text:style-name="T1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6.6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2:06:09.438819895</dc:date>
    <meta:editing-duration>PT2M8S</meta:editing-duration>
    <meta:editing-cycles>3</meta:editing-cycles>
    <meta:generator>LibreOffice/6.4.7.2$Linux_X86_64 LibreOffice_project/40$Build-2</meta:generator>
    <meta:document-statistic meta:object-count="208"/>
  </office:meta>
</office:document-meta>
</file>